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list-style-name="L1">
      <style:paragraph-properties fo:margin-left="0.508cm" fo:margin-right="0cm" fo:text-indent="0cm" style:auto-text-indent="false"/>
    </style:style>
    <style:style style:name="P2" style:family="paragraph" style:parent-style-name="Normal" style:list-style-name="L2">
      <style:paragraph-properties fo:margin-left="0.508cm" fo:margin-right="0cm" fo:text-indent="0cm" style:auto-text-indent="false"/>
    </style:style>
    <style:style style:name="P3" style:family="paragraph" style:parent-style-name="Normal" style:list-style-name="L2">
      <style:paragraph-properties fo:margin-left="0.508cm" fo:margin-right="0cm" fo:text-indent="0cm" style:auto-text-indent="false"/>
      <style:text-properties style:text-line-through-style="solid" style:text-line-through-type="single"/>
    </style:style>
    <style:style style:name="P4" style:family="paragraph" style:parent-style-name="Normal" style:list-style-name="L3">
      <style:paragraph-properties fo:margin-left="0.508cm" fo:margin-right="0cm" fo:text-indent="0cm" style:auto-text-indent="false"/>
      <style:text-properties style:text-line-through-style="solid" style:text-line-through-type="single"/>
    </style:style>
    <style:style style:name="P5" style:family="paragraph" style:parent-style-name="Normal" style:list-style-name="L3">
      <style:paragraph-properties fo:margin-left="0.508cm" fo:margin-right="0cm" fo:text-indent="0cm" style:auto-text-indent="false"/>
    </style:style>
    <style:style style:name="T1" style:family="text">
      <style:text-properties fo:font-weight="bold"/>
    </style:style>
    <style:style style:name="T2" style:family="text">
      <style:text-properties style:text-line-through-style="solid" style:text-line-through-type="single"/>
    </style:style>
    <style:style style:name="T3" style:family="text">
      <style:text-properties style:text-line-through-style="solid" style:text-line-through-type="single" fo:font-weight="bold"/>
    </style:style>
    <style:style style:name="T4" style:family="text">
      <style:text-properties fo:font-style="italic"/>
    </style:style>
    <text:list-style style:name="L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text:span text:style-name="T1">LA CAPA DE TRANSPORTE</text:span><text:line-break/>1. Conceptos básicos<text:line-break/>1.1. ¿De qué se encarga la capa de transporte?<text:line-break/>Es el encargado de la <text:span text:style-name="T1">transferencia libre de errores de los datos entre el emisor y el receptor</text:span>(Daniel.B)<text:line-break/><text:a xlink:type="simple" xlink:href="https://es.wikipedia.org/wiki/Capa_de_transporte" text:style-name="Internet_20_link" text:visited-style-name="Visited_20_Internet_20_Link">https://es.wikipedia.org/wiki/Capa_de_transporte</text:a><text:line-break/><text:line-break/>1.2. ¿Cuáles son la capa superior e inferior de la capa de transporte?<text:line-break/>1.2.1. En el modelo OSI<text:line-break/>Capa de <text:span text:style-name="T1">sesión</text:span> y capa de <text:span text:style-name="T1">red</text:span> respectivamente(Daniel.B)<text:line-break/><text:a xlink:type="simple" xlink:href="https://commons.wikimedia.org/w/index.php?title=File%3AOSI_Model_v1.svg%26lang=es" text:style-name="Internet_20_link" text:visited-style-name="Visited_20_Internet_20_Link">https://commons.wikimedia.org/w/index.php?title=File:OSI_Model_v1.svg&amp;lang=es</text:a><text:line-break/><text:line-break/>1.2.2. En la arquitectura TCP/IP<text:line-break/>Está en medio de la capa de <text:span text:style-name="T1">aplicación</text:span> y la capa de <text:span text:style-name="T1">internet</text:span>(Daniel.B)<text:line-break/><text:a xlink:type="simple" xlink:href="https://technet.microsoft.com/en-us/library/cc958821.aspx" text:style-name="Internet_20_link" text:visited-style-name="Visited_20_Internet_20_Link">https://technet.microsoft.com/en-us/library/cc958821.aspx</text:a><text:line-break/><text:line-break/>1.3.¿En qué se diferencian una aplicación y un proceso?<text:line-break/>Una aplicación es un <text:span text:style-name="T1">conjunto de instrucciones ejecutables</text:span> almacenadas en un dispositivo. Cuando una aplicación se está ejecutando recibe el nombre de <text:span text:style-name="T1">proceso</text:span>. (Daniel G)<text:line-break/><text:a xlink:type="simple" xlink:href="http://smr.iesharia.org/wiki/doku.php/rde%3Aut6%3Aapuntes%3Acaracteristicas" text:style-name="Internet_20_link" text:visited-style-name="Visited_20_Internet_20_Link">http://smr.iesharia.org/wiki/doku.php/rde:ut6:apuntes:caracteristicas</text:a><text:line-break/>1.4. ¿Puede haber más de un proceso de la misma aplicación (explicar)?<text:line-break/><text:line-break/>1.5. En la capa de transporte<text:line-break/>¿Qué es un puerto?<text:line-break/><text:span text:style-name="T2">Son puntos terminales</text:span>(Hector)<text:line-break/><text:span text:style-name="T2">En informática, un </text:span><text:span text:style-name="T3">puerto</text:span><text:span text:style-name="T2"> es una interfaz a través de la cual se pueden enviar y recibir los diferentes tipos de datos.</text:span>(Rickard)<text:line-break/><text:a xlink:type="simple" xlink:href="https://es.wikipedia.org/wiki/Puerto_(informática)" text:style-name="Internet_20_link" text:visited-style-name="Visited_20_Internet_20_Link">https://es.wikipedia.org/wiki/Puerto_%28inform%C3%A1tica%29</text:a><text:line-break/>Un puerto de red es una <text:span text:style-name="T1">interfaz para comunicarse con un programa</text:span> a través de una red. Un puerto suele estar <text:span text:style-name="T1">numerado</text:span> para de esta forma poder identificar<text:line-break/>la aplicación que lo usa.<text:a xlink:type="simple" xlink:href="https://es.wikipedia.org/wiki/Puerto_de_red" text:style-name="Internet_20_link" text:visited-style-name="Visited_20_Internet_20_Link">https://es.wikipedia.org/wiki/Puerto_de_red</text:a> (MartinG)<text:line-break/>Es identificador de aplicaciones <text:span text:style-name="T1">número de puerto</text:span> y utiliza <text:span text:style-name="T1">16 bits</text:span> para identificarlos. (Fernando)<text:line-break/>¿Qué identifica un puerto?<text:line-break/>Identifica <text:span text:style-name="T1">aplicaciones</text:span> (procesos) y utiliza 16 bits para identificarlos.(Rickard)<text:line-break/><text:span text:style-name="T2">Los números de puerto se indican mediante una palabra de un procesador de 2 bytes (16 bits), por lo que existen 65536 (del 0 al 65535). Aunque podemos usar cualquiera de ellos para cualquier protocolo</text:span>.<text:a xlink:type="simple" xlink:href="https://es.wikipedia.org/wiki/Puerto_de_red" text:style-name="Internet_20_link" text:visited-style-name="Visited_20_Internet_20_Link">https://es.wikipedia.org/wiki/Puerto_de_red</text:a> (MartinG) &lt;- se pregunta que identifican los puertos no de cuantos bits son o cuántos puertos diferentes hay<text:line-break/>¿Qué tipos de puertos hay?<text:line-break/>- Los puertos del 0 al 1023 son los "<text:span text:style-name="T1">puertos conocidos</text:span>" o reservados.<text:line-break/>- Los puertos del 1024 al 49151 son los "<text:span text:style-name="T1">puertos registrados</text:span>".<text:line-break/>- Los puertos del 49152 al 65535 son los "<text:span text:style-name="T1">puertos dinámicos y/o privados</text:span>".<text:line-break/><text:a xlink:type="simple" xlink:href="http://es.ccm.net/contents/272-puerto-puertos-tcp-ip" text:style-name="Internet_20_link" text:visited-style-name="Visited_20_Internet_20_Link">http://es.ccm.net/contents/272-puerto-puertos-tcp-ip</text:a> (MartinG)<text:line-break/><text:span text:style-name="T2">PCI, PCIe, Puertos de Memoria, Puertos Inalambricos (Bluetooth, WiFi,...), Puertos USB,...</text:span>(Rickard)<text:line-break/><text:line-break/><text:soft-page-break/>2.1. Características del protocolo <text:span text:style-name="T1">UDP</text:span><text:line-break/>2.1.1. Nombre del PDU de este protocolo<text:line-break/><text:span text:style-name="T2">Protocolo de datagramas de usuario (UDP)</text:span>(Victor)<text:line-break/><text:span text:style-name="T2">Segmento</text:span> (Nacho)<text:line-break/><text:span text:style-name="T1">Datagrama</text:span> <text:a xlink:type="simple" xlink:href="http://smr.iesharia.org/wiki/doku.php/rde%3Aut6%3Aapuntes%3Audp" text:style-name="Internet_20_link" text:visited-style-name="Visited_20_Internet_20_Link">http://smr.iesharia.org/wiki/doku.php/rde:ut6:apuntes:udp</text:a> (Acaymo)<text:line-break/>2.1.2. Servicios que ofrece<text:line-break/>Permite el <text:span text:style-name="T1">envío de datagramas</text:span> a través de la red <text:span text:style-name="T1">sin</text:span> que se haya establecido previamente una <text:span text:style-name="T1">conexión</text:span> <text:a xlink:type="simple" xlink:href="https://es.wikipedia.org/wiki/User_Datagram_Protocol" text:style-name="Internet_20_link" text:visited-style-name="Visited_20_Internet_20_Link">https://es.wikipedia.org/wiki/User_Datagram_Protocol</text:a> (Fran)<text:line-break/><text:span text:style-name="T1">Detección de errores</text:span> en la transmisión entre extremos para cada datagrama.(Emmanuel) <text:a xlink:type="simple" xlink:href="http://smr.iesharia.org/wiki/doku.php/rde%3Aut6%3Aapuntes%3Audp" text:style-name="Internet_20_link" text:visited-style-name="Visited_20_Internet_20_Link">http://smr.iesharia.org/wiki/doku.php/rde:ut6:apuntes:udp</text:a><text:line-break/>2.1.3. ¿Es fiable?¿garantiza la recepción?<text:line-break/><text:span text:style-name="T1">No es fiable</text:span>. No emplea control del flujo <text:span text:style-name="T1">ni ordena</text:span> los paquetes.(Adrianb) <text:a xlink:type="simple" xlink:href="https://es.wikipedia.org/wiki/User_Datagram_Protocol" text:style-name="Internet_20_link" text:visited-style-name="Visited_20_Internet_20_Link">https://es.wikipedia.org/wiki/User_Datagram_Protocol</text:a><text:line-break/><text:line-break/>2.1.4. ¿Reordena los PDU recibidos?¿Garantiza el orden de los datos recibidos?<text:line-break/>UDP no otorga garantías para la entrega de sus mensajes.<text:line-break/><text:a xlink:type="simple" xlink:href="https://es.wikibooks.org/wiki/Redes_informáticas/Protocolos_TCP_y_UDP_en_el_nivel_de_transporte" text:style-name="Internet_20_link" text:visited-style-name="Visited_20_Internet_20_Link">https://es.wikibooks.org/wiki/Redes_inform%C3%A1ticas/Protocolos_TCP_y_UDP_en_el_nivel_de_transporte</text:a> (Marcos)<text:line-break/><text:line-break/>2.1.5. ¿Incluye mecanismos de control de la congestión?<text:line-break/>No hay mecanismos que eviten congestiones.(nacho)<text:line-break/>No incluye mecanismo de control de congestión <text:a xlink:type="simple" xlink:href="https://es.wikipedia.org/wiki/Protocolo_de_Control_de_Congestión_de_Datagramas" text:style-name="Internet_20_link" text:visited-style-name="Visited_20_Internet_20_Link">https://es.wikipedia.org/wiki/Protocolo_de_Control_de_Congesti%C3%B3n_de_Datagramas</text:a> (Marcos)<text:line-break/><text:line-break/>2.2. Ventajas e inconvenientes del uso del protocolo UDP<text:line-break/><text:span text:style-name="T4">Ventajas:</text:span><text:line-break/> <text:span text:style-name="T1">No</text:span> hay establecimiento de <text:span text:style-name="T1">conexión</text:span><text:line-break/> <text:span text:style-name="T1">Tamaño de cabecera reducido</text:span><text:line-break/> Permite comunicaciones <text:span text:style-name="T1">broadcast/multicast</text:span><text:line-break/> Protocolo muy <text:span text:style-name="T1">sencillo</text:span>. No guarda información de estado en emisor y receptor(Emmanuel)<text:a xlink:type="simple" xlink:href="http://atc.umh.es/mperez/arst/transpa/T2_UDP.pdf" text:style-name="Internet_20_link" text:visited-style-name="Visited_20_Internet_20_Link">http://atc.umh.es/mperez/arst/transpa/T2_UDP.pdf</text:a><text:line-break/><text:line-break/><text:span text:style-name="T4">Inconvenientes:</text:span><text:line-break/> <text:span text:style-name="T1">No</text:span> soporta <text:span text:style-name="T1">confiabilidad</text:span>, <text:span text:style-name="T1">control de fluj</text:span>o o <text:span text:style-name="T1">recuperación de errores</text:span> para IP.(Emmanuel)<text:a xlink:type="simple" xlink:href="http://personales.upv.es/rmartin/TcpIp/cap02s11.html" text:style-name="Internet_20_link" text:visited-style-name="Visited_20_Internet_20_Link">http://personales.upv.es/rmartin/TcpIp/cap02s11.html</text:a><text:line-break/> UDP sólo añade multiplexado de aplicación y suma de verificación de la cabecera y la carga útil. Cualquier tipo de <text:span text:style-name="T1">garantías para la transmisión de la información deben ser implementadas en capas superiores</text:span>.(Victor)<text:line-break/><text:line-break/>2.3. Formato PDU del protocolo UDP<text:line-break/>Nota: Incluir aquí los campos de información más importantes que incluye el encabezado del PDU del protocolo , la logitud de los campos y para qué sirve cada uno<text:line-break/></text:p>
      <text:list xml:id="list5929901057972901257" text:style-name="L1">
        <text:list-item>
          <text:p text:style-name="P1"><text:span text:style-name="T1">Puerto de origen</text:span>: es el número de puerto relacionado con la aplicación del remitente del segmento UDP. Este campo representa una dirección de respuesta para el destinatario. Por lo tanto, este campo es opcional. Esto significa que si el puerto de origen no está especificado, los 16 bits de este campo se pondrán en <text:soft-page-break/>cero. En este caso, el destinatario no podrá responder (lo cual no es estrictamente necesario, en particular para mensajes unidireccionales).</text:p>
        </text:list-item>
        <text:list-item>
          <text:p text:style-name="P1"><text:span text:style-name="T1">Puerto de destino</text:span>: este campo contiene el puerto correspondiente a la aplicación del equipo receptor al que se envía.</text:p>
        </text:list-item>
        <text:list-item>
          <text:p text:style-name="P1"><text:span text:style-name="T1">Longitud</text:span>: este campo especifica la longitud total del segmento, con el encabezado incluido. Sin embargo, el encabezado tiene una longitud de 4 x 16 bits (que es 8 x 8 bits), por lo tanto la longitud del campo es necesariamente superior o igual a 8 bytes.</text:p>
        </text:list-item>
        <text:list-item>
          <text:p text:style-name="P1"><text:span text:style-name="T1">Suma de comprobación</text:span>: es una suma de comprobación realizada de manera tal que permita controlar la integridad del segmento. <text:a xlink:type="simple" xlink:href="http://es.ccm.net/contents/284-protocolo-udp" text:style-name="Internet_20_link" text:visited-style-name="Visited_20_Internet_20_Link">http://es.ccm.net/contents/284-protocolo-udp</text:a> (Acaymo)</text:p>
        </text:list-item>
      </text:list>
      <text:p text:style-name="Normal">2.4. Proceso de transmisión de datos mediante UDP<text:line-break/>Nota: describir brevemente el proceso de transmisión cuando se utiliza este protocolo. Incluir también URL a imágenes en las que se muestre un esquema del proceso de transmisión con UDP<text:line-break/><text:line-break/>2.5. Aplicaciones que utilizan UDP<text:line-break/>Nota: incluir varios servicios y aplicaciones que utilizan este protocolo para la transmisión de datos y explicar brevemente para que sirven<text:line-break/>La mayoría de las aplicaciones claves de Internet utilizan el protocolo UDP, incluyendo: el Sistema de Nombres de Dominio , donde las consultas deben ser rápidas y solo contaran de una sola solicitud, luego de un paquete único de respuesta, el Protocolo de Administración de Red, el Protocolo de Información de Enrutamiento (RIP), el Protocolo de Configuración dinámica de host o NTFS. (Nacho)<text:line-break/><text:line-break/>3. Transmission Control Protocol (TCP)<text:line-break/>3.1 Características del protocolo TCP<text:line-break/>3.1.1. ¿Cómo se llama el PDU de este protocolo?<text:line-break/><text:span text:style-name="T1">Segmento</text:span> <text:a xlink:type="simple" xlink:href="http://smr.iesharia.org/wiki/doku.php/rde%3Aut6%3Aapuntes%3Atcp" text:style-name="Internet_20_link" text:visited-style-name="Visited_20_Internet_20_Link">http://smr.iesharia.org/wiki/doku.php/rde:ut6:apuntes:tcp</text:a> (Acaymo)<text:line-break/><text:line-break/>3.1.2. ¿Se establece conexión lógica?¿De qué tipo es la conexión (punto a punto, multipunto)?<text:line-break/><text:span text:style-name="T2">Tramas de un nodo al siguiente. Esta configuración consiste en conexiones virtuales entre los nodos de una red independiente de su distribución física.Conexiones típicas de las 2 : anillo, multiacceso y punto a punto</text:span><text:line-break/><text:span text:style-name="T2">-Topología multiacceso</text:span><text:line-break/></text:p>
      <text:list xml:id="list5354717413033575867" text:style-name="L2">
        <text:list-item>
          <text:p text:style-name="P3">Una topología lógica multiacceso permite a una cantidad de host comunicarse utilizando los mismos medios compartidos. Los datos desde un sólo nodo pueden colocarse en el medio en cualquier momento.</text:p>
        </text:list-item>
        <text:list-item>
          <text:p text:style-name="P2"><text:span text:style-name="T2">Todos los host ven todas las tramas que están en el medio, pero sólo el host al cual la trama está direccionada procesa los contenidos de la trama.</text:span>(Victor)<text:a xlink:type="simple" xlink:href="https://igmoas.files.wordpress.com/2013/05/t7_capa_enlace_de-_datos1.pdf" text:style-name="Internet_20_link" text:visited-style-name="Visited_20_Internet_20_Link">https://igmoas.files.wordpress.com/2013/05/t7_capa_enlace_de-_datos1.pdf</text:a></text:p>
        </text:list-item>
      </text:list>
      <text:p text:style-name="Normal">3.1.3. ¿Es fiable la entrega de datos?<text:line-break/>Si es fiable es el protocolo que proporciona un <text:span text:style-name="T1">transporte fiable de flujo de bits entre aplicaciones</text:span>.(Adrianb) <text:a xlink:type="simple" xlink:href="https://es.wikipedia.org/wiki/Transmission_Control_Protocol" text:style-name="Internet_20_link" text:visited-style-name="Visited_20_Internet_20_Link">https://es.wikipedia.org/wiki/Transmission_Control_Protocol</text:a><text:line-break/><text:line-break/>3.1.4. ¿Qué pasa con los PDU que no llegan al destinatario?¿Qué pasa si llega un PDU <text:soft-page-break/>duplicado?<text:line-break/>Si llega duplicado se elimina (Acaymo)<text:line-break/>3.1.5. ¿Hay mecanismos de control de flujo?¿Hay mecanismos de <text:span text:style-name="T1">detección</text:span> de errores?<text:line-break/>El control de flujo se realiza mediante la ventana de recepción, anunciada en cada ACK<text:line-break/><text:line-break/><text:span text:style-name="T2">El control de errores se realiza usando el mecanismo de ventana deslizante que permite gestionar:</text:span><text:line-break/></text:p>
      <text:list xml:id="list7682166784119364351" text:style-name="L3">
        <text:list-item>
          <text:p text:style-name="P4">La recepción de paquetes duplicados</text:p>
        </text:list-item>
        <text:list-item>
          <text:p text:style-name="P4">La retransmisión de paquetes erróneos o perdidos</text:p>
        </text:list-item>
        <text:list-item>
          <text:p text:style-name="P5"><text:span text:style-name="T2">La recepción de paquetes fuera de línea</text:span>(Emmanuel)<text:a xlink:type="simple" xlink:href="https://www.fdi.ucm.es/profesor/rubensm/ASOR/Trasparencias/Tema%203-%20Conceptos%20Avanzados%20del%20Protocolo%20TCP.pdf" text:style-name="Internet_20_link" text:visited-style-name="Visited_20_Internet_20_Link">https://www.fdi.ucm.es/profesor/rubensm/ASOR/Trasparencias/Tema%203-%20Conceptos%20Avanzados%20del%20Protocolo%20TCP.pdf</text:a></text:p>
        </text:list-item>
      </text:list>
      <text:p text:style-name="Normal">3.2. Servicios que ofrece<text:line-break/>Nota: hablar aquí de los servicios que ofrece el protocolo TCP a la capa superior<text:line-break/>-Establecimiento y gestión de <text:span text:style-name="T1">conexiones lógicas</text:span> a través de las cuales se envían datos entre procesos.<text:line-break/>-<text:span text:style-name="T1">Multiplexación de conexiones</text:span> entre procesos por encima de un mismo enlace de red, identificando en cada máquina cada proceso con un número de puerto. Podemos transmitir datos desde diversas aplicaciones en la misma línea.<text:line-break/><text:span text:style-name="T1">-Fragmentación</text:span> en el host origen de los datos provenientes del proceso en segmentos de tamaño adecuado para viajar a través del protocolo de red que se utilice.<text:line-break/><text:span text:style-name="T1">-Reordenación</text:span> en el host de destino de los segmentos procedentes de la fragmentación en el origen para reconstruir el bloque de datos originales a partir de estos segmentos.<text:line-break/><text:span text:style-name="T1">-Detección de errores</text:span> de transmisión en los segmentos.<text:line-break/><text:span text:style-name="T1">-Entrega fiable</text:span> a pesar de que usa el protocolo IP, que 0.no incluye ninguna monitorización de la entrega de datagramas, el protocolo TCP tiene un sistema de acuse de recibo que permite al cliente y al servidor garantizar la recepción mutua de datos. <text:span text:style-name="T1">El host de destino informa al host origen de cada segmento que ha recibido correctamente</text:span>.<text:line-break/><text:span text:style-name="T1">-Retransmisión automática</text:span> de aquellos segmentos que no han llegado o han llegado con errores.<text:line-break/><text:span text:style-name="T1">-Eliminación</text:span> de los segmentos que han llegado duplicados.<text:line-break/><text:span text:style-name="T1">-Control de flujo</text:span>, permite adaptar la velocidad de envío para evitar las congestiones. Si el transmisor está desbordando el buffer del receptor por transmitir demasiado rápido, el receptor descarta paquetes. Los ACK fallidos que llegan al transmisor le alertan para bajar la velocidad de transferencia o dejar de transmitir. (Rickard)<text:line-break/>3.3. Ventajas e inconvenientes del protocolo TCP<text:line-break/>Nota: explicar las ventajas e inconvenientes de este protocolo, sobre todo respecto al protocolo UDP. Nombrar aplicaciones en las que se suele utilizar.<text:line-break/>Ventajas:<text:line-break/> TCP tiene un sistema que asegura que el datagrama llegué al destinatario, si no es asi se reenvia. Además TCP puede implementar ipsec que es con lo que se hacen la redes privadas virtuales. (Hector)<text:line-break/> Proporciona un <text:span text:style-name="T1">transporte fiable de flujo de bits entre aplicaciones</text:span>(Daniel.B) - <text:a xlink:type="simple" xlink:href="https://es.wikipedia.org/wiki/Transmission_Control_Protocol" text:style-name="Internet_20_link" text:visited-style-name="Visited_20_Internet_20_Link">https://es.wikipedia.org/wiki/Transmission_Control_Protocol</text:a><text:line-break/> <text:span text:style-name="T2">Este protocolo es el encargado de establecer la conexión y dividir la información en paquetes, garantizando que no </text:span><text:span text:style-name="T3">habrá</text:span><text:span text:style-name="T2"> pérdida y estarán en el orden apropiado </text:span>(Victor)<text:line-break/>Inconvenientes:<text:line-break/> El modelo no distingue bien entre servicios, interfaces y protocolos, lo cual afecta al <text:soft-page-break/>diseño de nuevas tecnologías en base a TCP/IP.<text:line-break/> Es mas dificil de configurar y mantener a pesar de tener menos capas.<text:line-break/> Es algo mas lento en redes con un volumen de trafico medio bajo, puede ser mas rapido en redes con un volumen de trafico grande donde haya que enrutar un gran numero de tramas.(Hector)<text:line-break/> <text:span text:style-name="T2">Si pasado determinado tiempo no se recibe el ACK correspondiente, la información será retransmitida.desde el punto de vista que envie 2 archivos a la despues de un determinado tiempo.</text:span>(Victor)<text:a xlink:type="simple" xlink:href="../../../../../../../Descargas/rde-ut6-ctransporte-2016.odt/https%3A//fundamentos-redes.wikispaces.comTema+4.+Capa+de+transporte" text:style-name="Internet_20_link" text:visited-style-name="Visited_20_Internet_20_Link">https://fundamentos-redes.wikispaces.comTema+4.+Capa+de+transporte</text:a><text:line-break/>3.4. Formato de la PDU<text:line-break/>Nota: Incluir aquí los campos de información más importantes que incluye el encabezado del PDU del protocolo , la logitud de los campos y para qué sirve cada uno<text:line-break/><text:line-break/><text:line-break/>3.5. Estados en una conexión TCP<text:line-break/>Nota: incluir aquí un listado con todos los estados por los que puede pasar una conexión TCP y explicar brevemente cada uno<text:line-break/>Establecimiento de la conexión<text:line-break/> El cliente envía un mensaje SYN que contiene el puerto del servidor y el número de secuencia inicial (ISN) del cliente al servidor (active Abrir).<text:line-break/> El servidor envía su propio SYN y ACK (que consiste en el cliente ISN + 1).<text:line-break/> El cliente envía un ACK (que consiste en el ISN del servidor + 1).<text:line-break/>Conexión Desmontaje (Protocolo de enlace de tres vías modificado).<text:line-break/> El cliente envía un FIN (cierre activo). Esto ahora es una conexión cerrada a medias. El cliente ya no envía datos, pero todavía puede recibir datos desde el servidor. Al recibir este FIN, el servidor entra en un estado de cierre pasivo.<text:line-break/> El servidor envía un ACK (que es la secuencia FIN clientes + 1)<text:line-break/> El servidor envía su propio FIN.<text:line-break/> El cliente envía un ACK (que es la secuencia FIN del servidor + 1). Al recibir esta confirmación, el servidor cierra la conexión. (Adrianb) <text:a xlink:type="simple" xlink:href="https://support.microsoft.com/es-es/kb/137984" text:style-name="Internet_20_link" text:visited-style-name="Visited_20_Internet_20_Link">https://support.microsoft.com/es-es/kb/137984</text:a><text:line-break/><text:line-break/>3.6. Transmisión de datos mediante TCP<text:line-break/>Nota: describir el proceso de transmisión cuando se utiliza este protocolo. ¿Qué sucede durante las etapas de establecimiento de la conexión, transmisión de datos y cierre de la conexión?<text:line-break/>Incluir también URL a imágenes en las que se muestre un esquema del proceso de transmisión<text:line-break/><text:line-break/>4. Tabla comparativa de los protocolos TCP y UDP<text:line-break/>Completa la siguiente tabla comparativa de ambos protocolos<text:line-break/><text:line-break/><text:line-break/>|-------------------------------------|-------------|------------|<text:line-break/>| Característica | TCP | UDP |<text:line-break/>|-------------------------------------|-------------|------------|<text:line-break/>| Transporte fiable | si | no | (Emmanuel)<text:line-break/>|-------------------------------------|-------------|------------|<text:line-break/>| Orientado a conexión | Si | No | (Daniel P)<text:line-break/>|-------------------------------------|-------------|------------|<text:line-break/><text:soft-page-break/>| Retransmisión de PDU | si | no | (Nacho)<text:line-break/>|-------------------------------------|-------------|------------|<text:line-break/>| Control de flujo | si | no | (Emmanuel)<text:line-break/>|-------------------------------------|-------------|------------|<text:line-break/>| Secuenciación de PDU | si | no | (Emmanuel)<text:line-break/>|-------------------------------------|-------------|------------|<text:line-break/>| Acuse de recibo | si | no | (Nacho)<text:line-break/>|-------------------------------------|-------------|------------|<text:line-break/><text:line-break/></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loext:graphic-properties draw:fill="none" draw:fill-color="#729fcf"/>
      <style:paragraph-properties fo:margin-left="0cm" fo:margin-right="0cm" fo:margin-top="0cm" fo:margin-bottom="0cm" loext:contextual-spacing="false" fo:line-height="100%" fo:text-align="start" style:justify-single-word="false" fo:widows="2" fo:text-indent="0cm" style:auto-text-indent="false" fo:background-color="transparent"/>
      <style:text-properties fo:color="#000000" style:font-name="Liberation Serif1" fo:font-family="'Liberation Serif'" fo:font-size="12pt" fo:font-weight="normal"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799cm" fo:margin-bottom="2.799cm" fo:margin-left="2.799cm" fo:margin-right="2.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06T21:24:39.416952463</dc:date>
    <meta:editing-duration>PT1M17S</meta:editing-duration>
    <meta:editing-cycles>1</meta:editing-cycles>
    <meta:document-statistic meta:table-count="0" meta:image-count="0" meta:object-count="0" meta:page-count="6" meta:paragraph-count="13" meta:word-count="1955" meta:character-count="13792" meta:non-whitespace-character-count="11837"/>
  </office:meta>
</office:document-meta>
</file>